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cb8" officeooo:paragraph-rsid="00150cb8"/>
    </style:style>
    <style:style style:name="P2" style:family="paragraph" style:parent-style-name="Standard">
      <style:text-properties officeooo:rsid="001523d1" officeooo:paragraph-rsid="001523d1"/>
    </style:style>
    <style:style style:name="T1" style:family="text">
      <style:text-properties officeooo:rsid="00169e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 Topics Final Scratch</text:p>
      <text:p text:style-name="P1"/>
      <text:p text:style-name="P2">Data Set is from UC Irvine, which is a Machine Learning Repository. Strathclyde University </text:p>
      <text:p text:style-name="P2">produced the file "german.data-numeric", which has been edited and several indicator variables added to make it suitable for algorithms which cannot cope with categorical variables.</text:p>
      <text:p text:style-name="P2"/>
      <text:p text:style-name="P2">Number of Attributes: 24 <text:span text:style-name="T1">(all </text:span>numerical<text:span text:style-name="T1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10:13:07.584158899</meta:creation-date>
    <dc:date>2025-05-08T10:16:43.467614791</dc:date>
    <meta:editing-duration>PT3M35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4" meta:word-count="49" meta:character-count="335" meta:non-whitespace-character-count="289"/>
  </office:meta>
</office:document-meta>
</file>